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fe4e" officeooo:paragraph-rsid="0013fe4e"/>
    </style:style>
    <style:style style:name="P2" style:family="paragraph" style:parent-style-name="Standard">
      <style:text-properties fo:font-size="18pt" fo:font-weight="bold" officeooo:rsid="0013fe4e" officeooo:paragraph-rsid="0013fe4e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22pt" fo:font-weight="bold" officeooo:rsid="0013fe4e" officeooo:paragraph-rsid="0013fe4e" style:font-size-asian="22pt" style:font-weight-asian="bold" style:font-size-complex="2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OURCE CODE:</text:p>
      <text:p text:style-name="Standard"/>
      <text:p text:style-name="Standard"/>
      <text:p text:style-name="Standard"/>
      <text:p text:style-name="Standard">#include&lt;iostream&gt;</text:p>
      <text:p text:style-name="Standard">using namespace std;</text:p>
      <text:p text:style-name="Standard">struct student</text:p>
      <text:p text:style-name="Standard">{</text:p>
      <text:p text:style-name="Standard"><text:tab/>int roll_no;</text:p>
      <text:p text:style-name="Standard"><text:tab/>string name;</text:p>
      <text:p text:style-name="Standard"><text:tab/>float sgpa;</text:p>
      <text:p text:style-name="Standard">};</text:p>
      <text:p text:style-name="Standard"><text:tab/><text:tab/>void show1(student *a[],int n)</text:p>
      <text:p text:style-name="Standard"><text:tab/><text:tab/>{</text:p>
      <text:p text:style-name="Standard"><text:tab/><text:tab/><text:tab/>for(int i=0;i&lt;n;i++)</text:p>
      <text:p text:style-name="Standard"><text:tab/><text:tab/><text:tab/>{</text:p>
      <text:p text:style-name="Standard"><text:tab/><text:tab/><text:tab/><text:tab/>cout&lt;&lt;a[i]-&gt;roll_no&lt;&lt;" ";</text:p>
      <text:p text:style-name="Standard"><text:tab/><text:tab/><text:tab/><text:tab/>cout&lt;&lt;a[i]-&gt;name&lt;&lt;" ";</text:p>
      <text:p text:style-name="Standard"><text:tab/><text:tab/><text:tab/><text:tab/>cout&lt;&lt;a[i]-&gt;sgpa&lt;&lt;"\n";</text:p>
      <text:p text:style-name="Standard"><text:tab/><text:tab/><text:tab/><text:tab/></text:p>
      <text:p text:style-name="Standard"><text:tab/><text:tab/><text:tab/>}</text:p>
      <text:p text:style-name="Standard"><text:tab/><text:tab/>}</text:p>
      <text:p text:style-name="Standard"><text:tab/><text:tab/>void show2(student*a[],int n)</text:p>
      <text:p text:style-name="Standard"><text:tab/><text:tab/>{</text:p>
      <text:p text:style-name="Standard"><text:tab/><text:tab/><text:tab/>for(int i=n-1;i&gt;n-11;i--)</text:p>
      <text:p text:style-name="Standard"><text:tab/><text:tab/><text:tab/>{</text:p>
      <text:p text:style-name="Standard"><text:tab/><text:tab/><text:tab/><text:tab/>cout&lt;&lt;a[i]-&gt;roll_no&lt;&lt;" ";</text:p>
      <text:p text:style-name="Standard"><text:tab/><text:tab/><text:tab/><text:tab/>cout&lt;&lt;a[i]-&gt;name&lt;&lt;" ";</text:p>
      <text:p text:style-name="Standard"><text:tab/><text:tab/><text:tab/><text:tab/>cout&lt;&lt;a[i]-&gt;sgpa&lt;&lt;"\n";</text:p>
      <text:p text:style-name="Standard"><text:tab/><text:tab/><text:tab/>}</text:p>
      <text:p text:style-name="Standard"><text:tab/><text:tab/>}</text:p>
      <text:p text:style-name="Standard"><text:tab/><text:tab/>int partition(student*a[],int l,int u)</text:p>
      <text:p text:style-name="Standard"><text:tab/><text:tab/>{</text:p>
      <text:p text:style-name="Standard"><text:tab/><text:tab/><text:tab/>student *t;</text:p>
      <text:p text:style-name="Standard"><text:tab/><text:tab/><text:tab/>float p=a[l]-&gt;sgpa;</text:p>
      <text:p text:style-name="Standard"><text:tab/><text:tab/><text:tab/>int start=l,end=u;</text:p>
      <text:p text:style-name="Standard"><text:tab/><text:tab/><text:tab/></text:p>
      <text:p text:style-name="Standard"><text:tab/><text:tab/><text:tab/></text:p>
      <text:p text:style-name="Standard"><text:tab/><text:tab/><text:tab/>while(a[start]-&gt;sgpa&lt;=p &amp;&amp; start&lt;u)</text:p>
      <text:p text:style-name="Standard"><text:tab/><text:tab/><text:tab/>{</text:p>
      <text:p text:style-name="Standard"><text:tab/><text:tab/><text:tab/><text:tab/>start++;</text:p>
      <text:p text:style-name="Standard"><text:tab/><text:tab/><text:tab/>}</text:p>
      <text:p text:style-name="Standard"><text:tab/><text:tab/><text:tab/>while(a[end]-&gt;sgpa&gt;p)</text:p>
      <text:p text:style-name="Standard"><text:tab/><text:tab/><text:tab/>{</text:p>
      <text:p text:style-name="Standard"><text:tab/><text:tab/><text:tab/>end--;</text:p>
      <text:p text:style-name="Standard"><text:tab/><text:tab/><text:tab/>}</text:p>
      <text:p text:style-name="Standard"><text:tab/><text:tab/><text:tab/></text:p>
      <text:p text:style-name="Standard"><text:tab/><text:tab/><text:tab/></text:p>
      <text:p text:style-name="Standard"><text:tab/><text:tab/><text:tab/>if(start&lt;end)</text:p>
      <text:p text:style-name="Standard"><text:tab/><text:tab/><text:tab/>{</text:p>
      <text:p text:style-name="Standard"><text:tab/><text:tab/><text:tab/><text:tab/>swap(a[start],a[end]);</text:p>
      <text:p text:style-name="Standard"><text:soft-page-break/><text:tab/><text:tab/><text:tab/>}</text:p>
      <text:p text:style-name="Standard"><text:tab/><text:tab/><text:tab/>else</text:p>
      <text:p text:style-name="Standard"><text:tab/><text:tab/><text:tab/>{</text:p>
      <text:p text:style-name="Standard"><text:tab/><text:tab/><text:tab/><text:tab/>t=a[end];</text:p>
      <text:p text:style-name="Standard"><text:tab/><text:tab/><text:tab/><text:tab/>a[end]=a[l];</text:p>
      <text:p text:style-name="Standard"><text:tab/><text:tab/><text:tab/><text:tab/>a[l]=t;</text:p>
      <text:p text:style-name="Standard"><text:tab/><text:tab/><text:tab/><text:tab/>return end--;</text:p>
      <text:p text:style-name="Standard"><text:tab/><text:tab/><text:tab/>}</text:p>
      <text:p text:style-name="Standard"><text:tab/><text:tab/><text:tab/>return 0;</text:p>
      <text:p text:style-name="Standard"><text:tab/><text:tab/>}</text:p>
      <text:p text:style-name="Standard"><text:tab/><text:tab/></text:p>
      <text:p text:style-name="Standard"><text:tab/><text:tab/>void quicksort(student*a[],int l,int u)</text:p>
      <text:p text:style-name="Standard"><text:tab/><text:tab/>{</text:p>
      <text:p text:style-name="Standard"><text:tab/><text:tab/><text:tab/>if(l&lt;u)</text:p>
      <text:p text:style-name="Standard"><text:tab/><text:tab/><text:tab/>{</text:p>
      <text:p text:style-name="Standard"><text:tab/><text:tab/><text:tab/><text:tab/>int loc=partition(a,l,u);</text:p>
      <text:p text:style-name="Standard"><text:tab/><text:tab/><text:tab/><text:tab/>quicksort(a,l,loc-1);</text:p>
      <text:p text:style-name="Standard"><text:tab/><text:tab/><text:tab/><text:tab/>quicksort(a,loc+1,u);</text:p>
      <text:p text:style-name="Standard"><text:tab/><text:tab/></text:p>
      <text:p text:style-name="Standard"><text:tab/><text:tab/><text:tab/>}</text:p>
      <text:p text:style-name="Standard"><text:tab/><text:tab/>}</text:p>
      <text:p text:style-name="Standard"><text:tab/><text:tab/>int main()</text:p>
      <text:p text:style-name="Standard"><text:tab/><text:tab/>{</text:p>
      <text:p text:style-name="Standard"><text:tab/><text:tab/><text:tab/>int i=0,n,ch;</text:p>
      <text:p text:style-name="Standard"><text:tab/><text:tab/><text:tab/>float m;</text:p>
      <text:p text:style-name="Standard"><text:tab/><text:tab/><text:tab/>student *s[5];</text:p>
      <text:p text:style-name="Standard"><text:tab/><text:tab/><text:tab/><text:tab/>cout&lt;&lt;"1.INSERT RECORDS :";</text:p>
      <text:p text:style-name="Standard"><text:tab/><text:tab/><text:tab/><text:tab/>cout&lt;&lt;"\n2.FIRST TEN TOPPERS OF THE CLASS :\n";</text:p>
      <text:p text:style-name="Standard"><text:tab/><text:tab/><text:tab/><text:tab/>cout&lt;&lt;"ENTER YOUR CHOICE:";</text:p>
      <text:p text:style-name="Standard"><text:tab/><text:tab/><text:tab/><text:tab/>cin&gt;&gt;n;</text:p>
      <text:p text:style-name="Standard"><text:tab/><text:tab/><text:tab/><text:tab/>if(n==1)</text:p>
      <text:p text:style-name="Standard"><text:tab/><text:tab/><text:tab/><text:tab/>{</text:p>
      <text:p text:style-name="Standard"><text:tab/><text:tab/><text:tab/><text:tab/><text:tab/>cout&lt;&lt;"ENTER DETAILS:\n";</text:p>
      <text:p text:style-name="Standard"><text:tab/><text:tab/><text:tab/><text:tab/><text:tab/>do</text:p>
      <text:p text:style-name="Standard"><text:tab/><text:tab/><text:tab/><text:tab/><text:tab/>{</text:p>
      <text:p text:style-name="Standard"><text:tab/><text:tab/><text:tab/><text:tab/><text:tab/>cout&lt;&lt;"STUDENT "&lt;&lt;i+1&lt;&lt;" RECORD :\n";</text:p>
      <text:p text:style-name="Standard"><text:tab/><text:tab/><text:tab/><text:tab/><text:tab/>s[i]=new student;</text:p>
      <text:p text:style-name="Standard"><text:tab/><text:tab/><text:tab/><text:tab/><text:tab/>cout&lt;&lt;"Roll number:";</text:p>
      <text:p text:style-name="Standard"><text:tab/><text:tab/><text:tab/><text:tab/><text:tab/>cin&gt;&gt;s[i]-&gt;roll_no;</text:p>
      <text:p text:style-name="Standard"><text:tab/><text:tab/><text:tab/><text:tab/><text:tab/>cout&lt;&lt;"Name:";</text:p>
      <text:p text:style-name="Standard"><text:tab/><text:tab/><text:tab/><text:tab/><text:tab/>cin&gt;&gt;s[i]-&gt;name;</text:p>
      <text:p text:style-name="Standard"><text:tab/><text:tab/><text:tab/><text:tab/><text:tab/>cout&lt;&lt;"SGPA :";</text:p>
      <text:p text:style-name="Standard"><text:tab/><text:tab/><text:tab/><text:tab/><text:tab/>cin&gt;&gt;s[i]-&gt;sgpa;</text:p>
      <text:p text:style-name="Standard"><text:tab/><text:tab/><text:tab/><text:tab/><text:tab/>cout&lt;&lt;"DO YOU WANT TO INPUT MORE RECORDS(enter 1 if yes)\n";</text:p>
      <text:p text:style-name="Standard"><text:tab/><text:tab/><text:tab/><text:tab/><text:tab/>cin&gt;&gt;ch;</text:p>
      <text:p text:style-name="Standard"><text:tab/><text:tab/><text:tab/><text:tab/><text:tab/>i++;</text:p>
      <text:p text:style-name="Standard"><text:tab/><text:tab/><text:tab/><text:tab/><text:tab/>}</text:p>
      <text:p text:style-name="Standard"><text:tab/><text:tab/><text:tab/><text:tab/><text:tab/>while(ch==1);</text:p>
      <text:p text:style-name="Standard"><text:tab/><text:tab/><text:tab/><text:tab/>}</text:p>
      <text:p text:style-name="Standard"><text:tab/><text:tab/><text:tab/><text:tab/>cout&lt;&lt;"FIRST TEN TOPPERS :"&lt;&lt;"\n";</text:p>
      <text:p text:style-name="Standard"><text:tab/><text:tab/><text:tab/><text:tab/>quicksort(s,0,i-1);</text:p>
      <text:p text:style-name="Standard"><text:soft-page-break/><text:tab/><text:tab/><text:tab/><text:tab/>show2(s,i);</text:p>
      <text:p text:style-name="Standard"><text:tab/><text:tab/><text:tab/><text:tab/>return 0;</text:p>
      <text:p text:style-name="Standard"><text:tab/><text:tab/></text:p>
      <text:p text:style-name="Standard"><text:tab/><text:tab/>}</text:p>
      <text:p text:style-name="Standard"/>
      <text:p text:style-name="Standard"/>
      <text:p text:style-name="Standard"/>
      <text:p text:style-name="P2">OUTPUT:</text:p>
      <text:p text:style-name="P1"/>
      <text:p text:style-name="P1">1.INSERT RECORDS :</text:p>
      <text:p text:style-name="P1">2.FIRST TEN TOPPERS OF THE CLASS :</text:p>
      <text:p text:style-name="P1">ENTER YOUR CHOICE:1</text:p>
      <text:p text:style-name="P1">ENTER DETAILS:</text:p>
      <text:p text:style-name="P1">STUDENT 1 RECORD :</text:p>
      <text:p text:style-name="P1">Roll number:38</text:p>
      <text:p text:style-name="P1">Name:shubham</text:p>
      <text:p text:style-name="P1">SGPA :9.55</text:p>
      <text:p text:style-name="P1">DO YOU WANT TO INPUT MORE RECORDS(enter 1 if yes)</text:p>
      <text:p text:style-name="P1">1</text:p>
      <text:p text:style-name="P1">STUDENT 2 RECORD :</text:p>
      <text:p text:style-name="P1">Roll number:42</text:p>
      <text:p text:style-name="P1">Name:sakshi</text:p>
      <text:p text:style-name="P1">SGPA :8.70</text:p>
      <text:p text:style-name="P1">DO YOU WANT TO INPUT MORE RECORDS(enter 1 if yes)</text:p>
      <text:p text:style-name="P1">1</text:p>
      <text:p text:style-name="P1">STUDENT 3 RECORD :</text:p>
      <text:p text:style-name="P1">Roll number:28</text:p>
      <text:p text:style-name="P1">Name:jayesh</text:p>
      <text:p text:style-name="P1">SGPA :8.52</text:p>
      <text:p text:style-name="P1">DO YOU WANT TO INPUT MORE RECORDS(enter 1 if yes)</text:p>
      <text:p text:style-name="P1">1</text:p>
      <text:p text:style-name="P1">STUDENT 4 RECORD :</text:p>
      <text:p text:style-name="P1">Roll number:39</text:p>
      <text:p text:style-name="P1">Name:khushi</text:p>
      <text:p text:style-name="P1">SGPA :8.78</text:p>
      <text:p text:style-name="P1">DO YOU WANT TO INPUT MORE RECORDS(enter 1 if yes)</text:p>
      <text:p text:style-name="P1">1</text:p>
      <text:p text:style-name="P1">STUDENT 5 RECORD :</text:p>
      <text:p text:style-name="P1">Roll number:11</text:p>
      <text:p text:style-name="P1">Name:samii</text:p>
      <text:p text:style-name="P1">SGPA :7.00</text:p>
      <text:p text:style-name="P1">DO YOU WANT TO INPUT MORE RECORDS(enter 1 if yes)</text:p>
      <text:p text:style-name="P1">2</text:p>
      <text:p text:style-name="P1">FIRST TEN TOPPERS :</text:p>
      <text:p text:style-name="P1">38 shubham 9.55</text:p>
      <text:p text:style-name="P1">39 khushi 8.78</text:p>
      <text:p text:style-name="P1">42 sakshi 8.7</text:p>
      <text:p text:style-name="P1">28 jayesh 8.52</text:p>
      <text:p text:style-name="P1">11 samii 7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4:25:42.419833456</meta:creation-date>
    <dc:date>2023-09-11T14:28:11.129221173</dc:date>
    <meta:editing-duration>PT2M29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3" meta:paragraph-count="144" meta:word-count="299" meta:character-count="2251" meta:non-whitespace-character-count="1765"/>
  </office:meta>
</office:document-meta>
</file>